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Times New Roman" fo:font-size="12pt" fo:font-weight="bold" officeooo:rsid="0005d5fc" officeooo:paragraph-rsid="0005d5fc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Times New Roman" fo:font-size="12pt" fo:font-weight="bold" officeooo:rsid="0005f0b5" officeooo:paragraph-rsid="0005f0b5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font-name="Times New Roman" fo:font-size="12pt" fo:font-weight="bold" officeooo:rsid="00072956" officeooo:paragraph-rsid="00072956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style:font-name="Times New Roman" fo:font-size="12pt" officeooo:paragraph-rsid="0005d5fc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rsid="0005f0b5" officeooo:paragraph-rsid="0005f0b5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rsid="0005f0b5" officeooo:paragraph-rsid="0006c87f" style:font-size-asian="12pt" style:font-size-complex="12pt"/>
    </style:style>
    <style:style style:name="P7" style:family="paragraph" style:parent-style-name="Preformatted_20_Text">
      <style:text-properties style:font-name="Times New Roman" fo:font-size="12pt" officeooo:rsid="00072956" officeooo:paragraph-rsid="00072956" style:font-size-asian="12pt" style:font-size-complex="12pt"/>
    </style:style>
    <style:style style:name="P8" style:family="paragraph" style:parent-style-name="Preformatted_20_Text">
      <style:text-properties style:font-name="Times New Roman" fo:font-size="12pt" officeooo:paragraph-rsid="0006c87f" style:font-size-asian="12pt" style:font-size-complex="12pt"/>
    </style:style>
    <style:style style:name="P9" style:family="paragraph" style:parent-style-name="Preformatted_20_Text">
      <style:text-properties style:font-name="Times New Roman" fo:font-size="12pt" officeooo:rsid="0006c87f" officeooo:paragraph-rsid="0006c87f" style:font-size-asian="12pt" style:font-size-complex="12pt"/>
    </style:style>
    <style:style style:name="P10" style:family="paragraph" style:parent-style-name="Preformatted_20_Text">
      <style:text-properties style:font-name="Times New Roman" fo:font-size="12pt" officeooo:rsid="0006c87f" officeooo:paragraph-rsid="000c6d99" style:font-size-asian="12pt" style:font-size-complex="12pt"/>
    </style:style>
    <style:style style:name="P11" style:family="paragraph" style:parent-style-name="Preformatted_20_Text">
      <style:text-properties style:font-name="Times New Roman" fo:font-size="12pt" officeooo:paragraph-rsid="0008927a" style:font-size-asian="12pt" style:font-size-complex="12pt"/>
    </style:style>
    <style:style style:name="P12" style:family="paragraph" style:parent-style-name="Preformatted_20_Text">
      <style:text-properties style:font-name="Times New Roman" fo:font-size="12pt" officeooo:paragraph-rsid="00072956" style:font-size-asian="12pt" style:font-size-complex="12pt"/>
    </style:style>
    <style:style style:name="P13" style:family="paragraph" style:parent-style-name="Preformatted_20_Text">
      <style:paragraph-properties fo:text-align="start" style:justify-single-word="false"/>
      <style:text-properties style:font-name="Times New Roman" fo:font-size="12pt" fo:font-weight="normal" officeooo:rsid="0005d5fc" officeooo:paragraph-rsid="0005d5fc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style:font-name="Times New Roman" fo:font-size="12pt" fo:font-weight="normal" officeooo:rsid="00072956" officeooo:paragraph-rsid="00072956" style:font-size-asian="12pt" style:font-weight-asian="normal" style:font-size-complex="12pt" style:font-weight-complex="normal"/>
    </style:style>
    <style:style style:name="P15" style:family="paragraph" style:parent-style-name="Standard">
      <style:text-properties officeooo:paragraph-rsid="0011c1b1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 fo:font-size="12pt" officeooo:paragraph-rsid="0005d5fc" style:font-size-asian="12pt" style:font-size-complex="12pt"/>
    </style:style>
    <style:style style:name="P18" style:family="paragraph" style:parent-style-name="Standard">
      <style:text-properties style:font-name="Times New Roman" fo:font-size="12pt" officeooo:rsid="0005d5fc" officeooo:paragraph-rsid="0005d5fc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05f0b5" style:font-size-asian="12pt" style:font-size-complex="12pt"/>
    </style:style>
    <style:style style:name="P20" style:family="paragraph" style:parent-style-name="Standard">
      <style:text-properties style:font-name="Times New Roman" fo:font-size="12pt" officeooo:rsid="0005f0b5" officeooo:paragraph-rsid="0005f0b5" style:font-size-asian="12pt" style:font-size-complex="12pt"/>
    </style:style>
    <style:style style:name="P21" style:family="paragraph" style:parent-style-name="Standard">
      <style:text-properties style:font-name="Times New Roman" fo:font-size="12pt" officeooo:paragraph-rsid="0011c1b1" style:font-size-asian="12pt" style:font-size-complex="12pt"/>
    </style:style>
    <style:style style:name="P22" style:family="paragraph" style:parent-style-name="Standard">
      <style:text-properties style:font-name="Times New Roman" fo:font-size="12pt" officeooo:rsid="0011c1b1" officeooo:paragraph-rsid="0011c1b1" style:font-size-asian="12pt" style:font-size-complex="12pt"/>
    </style:style>
    <style:style style:name="P23" style:family="paragraph" style:parent-style-name="Standard">
      <style:text-properties style:font-name="Times New Roman" fo:font-size="12pt" fo:font-weight="bold" officeooo:paragraph-rsid="0005d5fc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imes New Roman" fo:font-size="12pt" fo:font-weight="bold" officeooo:paragraph-rsid="0005f0b5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Times New Roman" fo:font-size="12pt" fo:font-weight="bold" officeooo:rsid="0011c1b1" officeooo:paragraph-rsid="0011c1b1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2pt" fo:font-weight="normal" officeooo:rsid="0011c1b1" officeooo:paragraph-rsid="0011c1b1" style:font-size-asian="12pt" style:font-weight-asian="normal" style:font-size-complex="12pt" style:font-weight-complex="normal"/>
    </style:style>
    <style:style style:name="P27" style:family="paragraph" style:parent-style-name="Preformatted_20_Text">
      <style:text-properties style:font-name="Times New Roman" fo:font-size="12pt" officeooo:paragraph-rsid="0008927a" style:font-size-asian="12pt" style:font-size-complex="12pt"/>
    </style:style>
    <style:style style:name="P28" style:family="paragraph" style:parent-style-name="Preformatted_20_Text">
      <style:text-properties style:font-name="Times New Roman" fo:font-size="12pt" officeooo:rsid="00072956" officeooo:paragraph-rsid="00072956" style:font-size-asian="12pt" style:font-size-complex="12pt"/>
    </style:style>
    <style:style style:name="P29" style:family="paragraph" style:parent-style-name="Preformatted_20_Text">
      <style:text-properties style:font-name="Times New Roman" fo:font-size="12pt" fo:font-weight="normal" officeooo:rsid="00152936" officeooo:paragraph-rsid="00152936" style:font-size-asian="12pt" style:font-weight-asian="normal" style:font-size-complex="12pt" style:font-weight-complex="normal"/>
    </style:style>
    <style:style style:name="P30" style:family="paragraph" style:parent-style-name="Preformatted_20_Text">
      <style:text-properties style:font-name="Times New Roman" fo:font-size="12pt" fo:font-weight="normal" officeooo:rsid="0015725a" officeooo:paragraph-rsid="00152936" style:font-name-asian="Noto Sans Mono CJK SC" style:font-size-asian="12pt" style:font-weight-asian="normal" style:font-name-complex="Liberation Mono" style:font-size-complex="12pt" style:font-weight-complex="normal"/>
    </style:style>
    <style:style style:name="P31" style:family="paragraph" style:parent-style-name="Preformatted_20_Text">
      <style:text-properties officeooo:paragraph-rsid="00152936"/>
    </style:style>
    <style:style style:name="T1" style:family="text">
      <style:text-properties officeooo:rsid="0005d5fc"/>
    </style:style>
    <style:style style:name="T2" style:family="text">
      <style:text-properties fo:font-weight="normal" officeooo:rsid="0005d5fc" style:font-weight-asian="normal" style:font-weight-complex="normal"/>
    </style:style>
    <style:style style:name="T3" style:family="text">
      <style:text-properties fo:font-weight="normal" officeooo:rsid="00072956" style:font-weight-asian="normal" style:font-weight-complex="normal"/>
    </style:style>
    <style:style style:name="T4" style:family="text">
      <style:text-properties fo:font-weight="normal" officeooo:rsid="0010092e" style:font-name-asian="Noto Sans Mono CJK SC" style:font-weight-asian="normal" style:font-name-complex="Liberation Mono" style:font-weight-complex="normal"/>
    </style:style>
    <style:style style:name="T5" style:family="text">
      <style:text-properties fo:font-weight="normal" officeooo:rsid="00072956" style:font-name-asian="Noto Sans Mono CJK SC" style:font-weight-asian="normal" style:font-name-complex="Liberation Mono" style:font-weight-complex="normal"/>
    </style:style>
    <style:style style:name="T6" style:family="text">
      <style:text-properties fo:font-weight="normal" officeooo:rsid="0008927a" style:font-name-asian="Noto Sans Mono CJK SC" style:font-weight-asian="normal" style:font-name-complex="Liberation Mono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d5fc" style:font-weight-asian="bold" style:font-weight-complex="bold"/>
    </style:style>
    <style:style style:name="T9" style:family="text">
      <style:text-properties fo:font-weight="bold" officeooo:rsid="0006c87f" style:font-weight-asian="bold" style:font-weight-complex="bold"/>
    </style:style>
    <style:style style:name="T10" style:family="text">
      <style:text-properties officeooo:rsid="0005f0b5"/>
    </style:style>
    <style:style style:name="T11" style:family="text">
      <style:text-properties officeooo:rsid="0006c87f"/>
    </style:style>
    <style:style style:name="T12" style:family="text">
      <style:text-properties officeooo:rsid="0008927a"/>
    </style:style>
    <style:style style:name="T13" style:family="text">
      <style:text-properties officeooo:rsid="000e1a2c"/>
    </style:style>
    <style:style style:name="T14" style:family="text">
      <style:text-properties officeooo:rsid="000e9f57"/>
    </style:style>
    <style:style style:name="T15" style:family="text">
      <style:text-properties officeooo:rsid="0010092e"/>
    </style:style>
    <style:style style:name="T16" style:family="text">
      <style:text-properties officeooo:rsid="0011c1b1"/>
    </style:style>
    <style:style style:name="T17" style:family="text">
      <style:text-properties style:font-name-asian="Noto Sans Mono CJK SC" style:font-name-complex="Liberation Mono"/>
    </style:style>
    <style:style style:name="T18" style:family="text">
      <style:text-properties officeooo:rsid="0006c87f" style:font-name-asian="Noto Sans Mono CJK SC" style:font-name-complex="Liberation Mono"/>
    </style:style>
    <style:style style:name="T19" style:family="text">
      <style:text-properties officeooo:rsid="000c6d99" style:font-name-asian="Noto Sans Mono CJK SC" style:font-name-complex="Liberation Mono"/>
    </style:style>
    <style:style style:name="T20" style:family="text">
      <style:text-properties officeooo:rsid="00072956" style:font-name-asian="Noto Sans Mono CJK SC" style:font-name-complex="Liberation Mono"/>
    </style:style>
    <style:style style:name="T21" style:family="text">
      <style:text-properties officeooo:rsid="0008927a" style:font-name-asian="Noto Sans Mono CJK SC" style:font-name-complex="Liberation Mono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ize="12pt" style:font-size-asian="12pt" style:font-size-complex="12pt"/>
    </style:style>
    <style:style style:name="T24" style:family="text">
      <style:text-properties style:font-name="Times New Roman" fo:font-size="12pt" officeooo:rsid="0011c1b1" style:font-size-asian="12pt" style:font-size-complex="12pt"/>
    </style:style>
    <style:style style:name="T25" style:family="text">
      <style:text-properties style:font-name="Times New Roman" fo:font-size="12pt" officeooo:rsid="00138e53" style:font-size-asian="12pt" style:font-size-complex="12pt"/>
    </style:style>
    <style:style style:name="T26" style:family="text">
      <style:text-properties style:font-name="Times New Roman" fo:font-size="12pt" officeooo:rsid="00152936" style:font-size-asian="12pt" style:font-size-complex="12pt"/>
    </style:style>
    <style:style style:name="T27" style:family="text">
      <style:text-properties style:font-name="Times New Roman" fo:font-size="12pt" officeooo:rsid="00152936" style:font-name-asian="Noto Sans Mono CJK SC" style:font-size-asian="12pt" style:font-name-complex="Liberation Mono" style:font-size-complex="12pt"/>
    </style:style>
    <style:style style:name="T28" style:family="text">
      <style:text-properties style:font-name="Times New Roman" officeooo:rsid="0011c1b1"/>
    </style:style>
    <style:style style:name="T29" style:family="text">
      <style:text-properties style:font-name="Times New Roman" officeooo:rsid="00138e53"/>
    </style:style>
    <style:style style:name="T30" style:family="text">
      <style:text-properties officeooo:rsid="001339fc"/>
    </style:style>
    <style:style style:name="T31" style:family="text">
      <style:text-properties officeooo:rsid="00138e53"/>
    </style:style>
    <style:style style:name="T32" style:family="text">
      <style:text-properties officeooo:rsid="001529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TABLES</text:p>
      <text:p text:style-name="P4"><text:span text:style-name="T9">u</text:span><text:span text:style-name="T8">sers</text:span></text:p>
      <text:p text:style-name="P13">Contains all users and their details</text:p>
      <text:p text:style-name="P4"><text:span text:style-name="T2">Columns: </text:span>username, firstname, lastname, email, phone, passw<text:span text:style-name="T1">or</text:span>d, reg_date.</text:p>
      <text:p text:style-name="P4"/>
      <text:p text:style-name="P17"><text:span text:style-name="T9">a</text:span><text:span text:style-name="T7">ccounts</text:span></text:p>
      <text:p text:style-name="P18">A list of users account (bank) details.</text:p>
      <text:p text:style-name="P17"><text:span text:style-name="T1">Columns: </text:span>account_number,username, balance.</text:p>
      <text:p text:style-name="P17"/>
      <text:p text:style-name="P23"><text:span text:style-name="T11">d</text:span>eposit<text:span text:style-name="T1">s</text:span></text:p>
      <text:p text:style-name="P18">A list of deposits made on the platform.</text:p>
      <text:p text:style-name="P17"><text:span text:style-name="T1">Columns: </text:span>deposit_id, username, amount, deposit_date.</text:p>
      <text:p text:style-name="P17"/>
      <text:p text:style-name="P23"><text:span text:style-name="T11">a</text:span>ssets</text:p>
      <text:p text:style-name="P18">A list of assets listed on the platform, their respective owners, number of units and the price per unit.</text:p>
      <text:p text:style-name="P17"><text:span text:style-name="T1">Columns: </text:span>asset_name, <text:span text:style-name="T1">owner</text:span>, amount, <text:span text:style-name="T1">price,</text:span><text:span text:style-name="T15">verification_</text:span><text:span text:style-name="T14">status(pending,approved)</text:span><text:span text:style-name="T1">.</text:span></text:p>
      <text:p text:style-name="P17"/>
      <text:p text:style-name="P19"><text:span text:style-name="T9">p</text:span><text:span text:style-name="T7">ortfolios</text:span> </text:p>
      <text:p text:style-name="P19"><text:span text:style-name="T10">List of assets bought and owned by users, number of units they own </text:span><text:span text:style-name="T13">and price per unit</text:span><text:span text:style-name="T10">.</text:span></text:p>
      <text:p text:style-name="P19"><text:span text:style-name="T10">Columns: </text:span><text:span text:style-name="T16">portfolio_id, </text:span>username, asset_name, amount, <text:span text:style-name="T13">price</text:span>.</text:p>
      <text:p text:style-name="P19"/>
      <text:p text:style-name="P24"><text:span text:style-name="T11">t</text:span>rades</text:p>
      <text:p text:style-name="P19"><text:span text:style-name="T10">List of </text:span>asset trades <text:span text:style-name="T10">and details of each trade such as the number of units traded, the parties involved, the price per unit of assets traded and the date the trade happened</text:span>.</text:p>
      <text:p text:style-name="P19"><text:span text:style-name="T10">Columns: </text:span>trade_id, buyer, seller, asset_name, amount, price, trade_date.</text:p>
      <text:p text:style-name="P19"/>
      <text:p text:style-name="P25">loan_listings</text:p>
      <text:p text:style-name="P22">A list of all prospective lenders and borrowers waiting for their requests to to matched.</text:p>
      <text:p text:style-name="P15"><text:span text:style-name="T24">Columns: </text:span><text:span text:style-name="T22">listing_id,party, username, amount, collateral, collateral_value,</text:span><text:span text:style-name="T29">collateral_id,fund_id,</text:span><text:span text:style-name="T22">payment_date, loan_status(pending,f</text:span><text:span text:style-name="T28">ulfilled)</text:span></text:p>
      <text:p text:style-name="P21"/>
      <text:p text:style-name="P19"><text:span text:style-name="T7">loans</text:span> </text:p>
      <text:p text:style-name="P20">List of all loans given on the platform and their details.</text:p>
      <text:p text:style-name="P19"><text:span text:style-name="T10">Columns: </text:span>loan_id, lender, borrower, amount,interest,collateral,<text:span text:style-name="T31">collateral_value,collateral_id,</text:span> payment_date,<text:span text:style-name="T30">loan_</text:span><text:span text:style-name="T10">status</text:span><text:span text:style-name="T30">(unpaid, paid,expired)</text:span><text:span text:style-name="T10">, </text:span>creation_date</text:p>
      <text:p text:style-name="P19"/>
      <text:p text:style-name="P25">held_collateral </text:p>
      <text:p text:style-name="P26">A record of borrowers’ collateral held by the platform.</text:p>
      <text:p text:style-name="Standard"><text:span text:style-name="T23">Columns: coll_id,</text:span><text:span text:style-name="T25">username</text:span><text:span text:style-name="T23">,collateral, amount</text:span></text:p>
      <text:p text:style-name="P26"/>
      <text:p text:style-name="P25">held_funds</text:p>
      <text:p text:style-name="P26">A record of lenders’ funds held by the platform</text:p>
      <text:p text:style-name="P16">Columns: fund_id, name, amount</text:p>
      <text:p text:style-name="P21"/>
      <text:p text:style-name="P2">Lending process</text:p>
      <text:p text:style-name="P5">Loan<text:span text:style-name="T11">s</text:span> can be initiated in the following ways:</text:p>
      <text:p text:style-name="P5"/>
      <text:p text:style-name="P2">1.Borrowers’ listing.</text:p>
      <text:p text:style-name="P6">A person interested in borrowing can create a listing on the platform with the following details: Amount being requested, payment period <text:span text:style-name="T11">denoted in months</text:span>, collateral,collateral value, interest rate <text:span text:style-name="T11">calculated per month</text:span>.</text:p>
      <text:p text:style-name="P7"><text:soft-page-break/>Once listed the collateral is removed from his account and held by the platform.</text:p>
      <text:p text:style-name="P5">A prospective lender can then check through the list to find a borrower with conditions he sees fit and then fulfills the borrower’s request.</text:p>
      <text:p text:style-name="P8"><text:span text:style-name="T11">When the request is fulfilled </text:span><text:span text:style-name="T18">the </text:span><text:span text:style-name="T19">listing is removed and </text:span><text:span text:style-name="T18">amount being requested is</text:span><text:span text:style-name="T11"> deducted from the lender’s account and added to the borrower’s account.</text:span></text:p>
      <text:p text:style-name="P5"/>
      <text:p text:style-name="P2">2.Lenders’ listing.</text:p>
      <text:p text:style-name="P8"><text:span text:style-name="T10">An individual interested in lending cash </text:span><text:span text:style-name="T11">can create a listing with the following details: <text:s/></text:span><text:span text:style-name="T10">Amount </text:span><text:span text:style-name="T18">to lend</text:span><text:span text:style-name="T10">, payment period </text:span><text:span text:style-name="T11">denoted in months</text:span><text:span text:style-name="T10">, collateral value </text:span><text:span text:style-name="T11">and </text:span><text:span text:style-name="T10">interest rate </text:span><text:span text:style-name="T11">calculated per month</text:span><text:span text:style-name="T10">.</text:span></text:p>
      <text:p text:style-name="P9">Once listed, the amount to lend is deducted from his current balance and held by the platform.</text:p>
      <text:p text:style-name="P8"><text:span text:style-name="T10">A prospective </text:span><text:span text:style-name="T18">borrower</text:span><text:span text:style-name="T10"> can then check through the list to find a </text:span><text:span text:style-name="T18">lender</text:span><text:span text:style-name="T10"> with conditions he sees fit and then fulfills the </text:span><text:span text:style-name="T20">lender’s</text:span><text:span text:style-name="T10"> request.</text:span></text:p>
      <text:p text:style-name="P10">When the request is fulfilled <text:span text:style-name="T17">the </text:span><text:span text:style-name="T19">listing is removed and </text:span>the platform releases the funds to the borrower.</text:p>
      <text:p text:style-name="P9"/>
      <text:p text:style-name="P7">A loan can have three states:</text:p>
      <text:p text:style-name="P7">1. unpaid– A loan that has not yet been paid and the payment period has not elapsed.</text:p>
      <text:p text:style-name="P7">2. paid – A loan that has been paid in time.</text:p>
      <text:p text:style-name="P7">3. expired- A loan that has not yet been paid and the payment period has elapsed.</text:p>
      <text:p text:style-name="P11"><text:span text:style-name="T12">Once a loan is paid the collateral is re</text:span><text:span text:style-name="T21">turned</text:span><text:span text:style-name="T12"> to the borrower.</text:span></text:p>
      <text:p text:style-name="P7">Once a loan expires the borrower’s collateral is released to the lender.</text:p>
      <text:p text:style-name="P31"><text:span text:style-name="T26">There is a cron job that runs every day at midnight to check for expired loans and </text:span><text:span text:style-name="T27">update the database as required.</text:span></text:p>
      <text:p text:style-name="P6"/>
      <text:p text:style-name="P3">Asset listing and trading</text:p>
      <text:p text:style-name="P14">An asset is listed when a user on the platform makes a request <text:span text:style-name="T15">and pays the listing fee</text:span>.</text:p>
      <text:p text:style-name="P12"><text:span text:style-name="T4">The</text:span><text:span text:style-name="T3"> asset is listed on the platform </text:span><text:span text:style-name="T5">with the following details:</text:span><text:span text:style-name="T6">name,</text:span><text:span text:style-name="T4">owner,</text:span><text:span text:style-name="T6"> number of units, </text:span><text:span text:style-name="T4">price,verification_status. </text:span><text:span text:style-name="T6">.</text:span></text:p>
      <text:p text:style-name="P11"><text:span text:style-name="T6">Other users can then buys the asset and sell it to other users or use it as collateral to get loans.</text:span></text:p>
      <text:p text:style-name="P30">Trades can be initiated in the following ways:<text:line-break/></text:p>
      <text:p text:style-name="P30">1. Seller listing.</text:p>
      <text:p text:style-name="P30">This is a list of all willing sellers on the platform.</text:p>
      <text:p text:style-name="P30">A buyer goes through the list and completes a sale with the seller whose conditions he sees fit.</text:p>
      <text:p text:style-name="P30"/>
      <text:p text:style-name="P30"><text:span text:style-name="T32">2</text:span>. Buyer listing.</text:p>
      <text:p text:style-name="P30">This is a list of all willing buyers on the platform.</text:p>
      <text:p text:style-name="P30">A seller goes through the list and completes a sale with the buyer whose conditions he sees fit.</text:p>
      <text:p text:style-name="P29"><text:span text:style-name="T17"><text:s/></text:span></text:p>
      <text:p text:style-name="P29">The /balancesheet path will give a summary of all the clients assets and liabilities and the clients overall financial posi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0T17:10:57.338271994</dc:date>
    <meta:editing-duration>PT5H54M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645" meta:character-count="4141" meta:non-whitespace-character-count="3551"/>
  </office:meta>
</office:document-meta>
</file>